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花蓮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花蓮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花蓮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309" calcext:value-type="float">
            <text:p>4,30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275" calcext:value-type="float">
            <text:p>17,275</text:p>
          </table:table-cell>
          <table:table-cell table:style-name="ce3" office:value-type="float" office:value="26199" calcext:value-type="float">
            <text:p>26,199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7040" calcext:value-type="float">
            <text:p>27,0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43" calcext:value-type="float">
            <text:p>27,043</text:p>
          </table:table-cell>
          <table:table-cell table:style-name="ce3" office:value-type="float" office:value="18726" calcext:value-type="float">
            <text:p>18,726</text:p>
          </table:table-cell>
          <table:table-cell table:style-name="ce3" office:value-type="float" office:value="45769" calcext:value-type="float">
            <text:p>45,769</text:p>
          </table:table-cell>
          <table:table-cell table:style-name="ce4" office:value-type="string" calcext:value-type="string">
            <text:p>59.0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花蓮市</text:p>
          </table:table-cell>
          <table:table-cell table:style-name="ce2"/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4071" calcext:value-type="float">
            <text:p>4,07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221" calcext:value-type="float">
            <text:p>4,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2" calcext:value-type="float">
            <text:p>4,222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7027" calcext:value-type="float">
            <text:p>7,027</text:p>
          </table:table-cell>
          <table:table-cell table:style-name="ce4" office:value-type="string" calcext:value-type="string">
            <text:p>60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75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64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string" calcext:value-type="string">
            <text:p>56.0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60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3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60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運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string" calcext:value-type="string">
            <text:p>61.0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4" calcext:value-type="float">
            <text:p>314</text:p>
          </table:table-cell>
          <table:table-cell table:style-name="ce4" office:value-type="string" calcext:value-type="string">
            <text:p>66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立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50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6.9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6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信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學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59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string" calcext:value-type="string">
            <text:p>60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53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6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string" calcext:value-type="string">
            <text:p>59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34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治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70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46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防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59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55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53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強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2" calcext:value-type="float">
            <text:p>232</text:p>
          </table:table-cell>
          <table:table-cell table:style-name="ce4" office:value-type="string" calcext:value-type="string">
            <text:p>65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43" calcext:value-type="float">
            <text:p>343</text:p>
          </table:table-cell>
          <table:table-cell table:style-name="ce4" office:value-type="string" calcext:value-type="string">
            <text:p>52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90" calcext:value-type="float">
            <text:p>390</text:p>
          </table:table-cell>
          <table:table-cell table:style-name="ce4" office:value-type="string" calcext:value-type="string">
            <text:p>58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70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1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58.6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城鄉</text:p>
          </table:table-cell>
          <table:table-cell table:style-name="ce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3447" calcext:value-type="float">
            <text:p>3,447</text:p>
          </table:table-cell>
          <table:table-cell table:style-name="ce4" office:value-type="string" calcext:value-type="string">
            <text:p>61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56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1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0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秀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6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54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string" calcext:value-type="string">
            <text:p>65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3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4.5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秀林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60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51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德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3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54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62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59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民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72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8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銅門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72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74.4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吉安鄉</text:p>
          </table:table-cell>
          <table:table-cell table:style-name="ce2"/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79" calcext:value-type="float">
            <text:p>3,879</text:p>
          </table:table-cell>
          <table:table-cell table:style-name="ce3" office:value-type="float" office:value="6000" calcext:value-type="float">
            <text:p>6,00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197" calcext:value-type="float">
            <text:p>6,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98" calcext:value-type="float">
            <text:p>6,198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9874" calcext:value-type="float">
            <text:p>9,874</text:p>
          </table:table-cell>
          <table:table-cell table:style-name="ce4" office:value-type="string" calcext:value-type="string">
            <text:p>62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18" calcext:value-type="float">
            <text:p>318</text:p>
          </table:table-cell>
          <table:table-cell table:style-name="ce4" office:value-type="string" calcext:value-type="string">
            <text:p>61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55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64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6" calcext:value-type="float">
            <text:p>416</text:p>
          </table:table-cell>
          <table:table-cell table:style-name="ce4" office:value-type="string" calcext:value-type="string">
            <text:p>54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53" calcext:value-type="float">
            <text:p>253</text:p>
          </table:table-cell>
          <table:table-cell table:style-name="ce4" office:value-type="string" calcext:value-type="string">
            <text:p>66.4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56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干城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97" calcext:value-type="float">
            <text:p>197</text:p>
          </table:table-cell>
          <table:table-cell table:style-name="ce4" office:value-type="string" calcext:value-type="string">
            <text:p>53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97" calcext:value-type="float">
            <text:p>497</text:p>
          </table:table-cell>
          <table:table-cell table:style-name="ce4" office:value-type="string" calcext:value-type="string">
            <text:p>63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6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7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66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60.9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68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5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64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58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62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string" calcext:value-type="string">
            <text:p>57.5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壽豐鄉</text:p>
          </table:table-cell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2648" calcext:value-type="float">
            <text:p>2,64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4363" calcext:value-type="float">
            <text:p>4,363</text:p>
          </table:table-cell>
          <table:table-cell table:style-name="ce4" office:value-type="string" calcext:value-type="string">
            <text:p>62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口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61" calcext:value-type="float">
            <text:p>361</text:p>
          </table:table-cell>
          <table:table-cell table:style-name="ce4" office:value-type="string" calcext:value-type="string">
            <text:p>64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1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59.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裡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59.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坪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>
            <text:p>49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>
            <text:p>68.1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池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77" calcext:value-type="float">
            <text:p>277</text:p>
          </table:table-cell>
          <table:table-cell table:style-name="ce4" office:value-type="string" calcext:value-type="string">
            <text:p>63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63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59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米棧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62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55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4.8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鳳林鎮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410" calcext:value-type="float">
            <text:p>1,410</text:p>
          </table:table-cell>
          <table:table-cell table:style-name="ce4" office:value-type="string" calcext:value-type="string">
            <text:p>60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仁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5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信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2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1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54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6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4" calcext:value-type="float">
            <text:p>124</text:p>
          </table:table-cell>
          <table:table-cell table:style-name="ce4" office:value-type="string" calcext:value-type="string">
            <text:p>56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森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光復鄉</text:p>
          </table:table-cell>
          <table:table-cell table:style-name="ce2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5396" calcext:value-type="float">
            <text:p>5,396</text:p>
          </table:table-cell>
          <table:table-cell table:style-name="ce4" office:value-type="string" calcext:value-type="string">
            <text:p>60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56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48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65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馬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54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3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富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0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58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2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富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57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75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全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4" calcext:value-type="float">
            <text:p>254</text:p>
          </table:table-cell>
          <table:table-cell table:style-name="ce4" office:value-type="string" calcext:value-type="string">
            <text:p>61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string" calcext:value-type="string">
            <text:p>55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豐濱鄉</text:p>
          </table:table-cell>
          <table:table-cell table:style-name="ce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3092" calcext:value-type="float">
            <text:p>3,092</text:p>
          </table:table-cell>
          <table:table-cell table:style-name="ce4" office:value-type="string" calcext:value-type="string">
            <text:p>53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靜浦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52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59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52.9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99" calcext:value-type="float">
            <text:p>499</text:p>
          </table:table-cell>
          <table:table-cell table:style-name="ce4" office:value-type="string" calcext:value-type="string">
            <text:p>50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磯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51.6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萬榮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10" calcext:value-type="float">
            <text:p>210</text:p>
          </table:table-cell>
          <table:table-cell table:style-name="ce4" office:value-type="string" calcext:value-type="string">
            <text:p>5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林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見晴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馬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瑞穗鄉</text:p>
          </table:table-cell>
          <table:table-cell table:style-name="ce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3396" calcext:value-type="float">
            <text:p>3,396</text:p>
          </table:table-cell>
          <table:table-cell table:style-name="ce4" office:value-type="string" calcext:value-type="string">
            <text:p>55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>
            <text:p>46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58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良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string" calcext:value-type="string">
            <text:p>61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53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53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舞鶴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58.1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58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奇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1" calcext:value-type="float">
            <text:p>201</text:p>
          </table:table-cell>
          <table:table-cell table:style-name="ce4" office:value-type="string" calcext:value-type="string">
            <text:p>56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48.9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民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53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string" calcext:value-type="string">
            <text:p>55.2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玉里鎮</text:p>
          </table:table-cell>
          <table:table-cell table:style-name="ce2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5328" calcext:value-type="float">
            <text:p>5,328</text:p>
          </table:table-cell>
          <table:table-cell table:style-name="ce4" office:value-type="string" calcext:value-type="string">
            <text:p>52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35" calcext:value-type="float">
            <text:p>435</text:p>
          </table:table-cell>
          <table:table-cell table:style-name="ce4" office:value-type="string" calcext:value-type="string">
            <text:p>57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3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啟模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45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string" calcext:value-type="string">
            <text:p>58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53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源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49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61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3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51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豐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56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51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浦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44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56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武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57.5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富里鄉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50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吳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37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string" calcext:value-type="string">
            <text:p>51.4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寧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47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7" calcext:value-type="float">
            <text:p>127</text:p>
          </table:table-cell>
          <table:table-cell table:style-name="ce4" office:value-type="string" calcext:value-type="string">
            <text:p>46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1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羅山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牌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3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56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49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田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49.4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卓溪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57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卓溪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41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卓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59.65</text:p>
          </table:table-cell>
          <table:table-cell table:number-columns-repeated="1005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花蓮縣" style:display-name="PageStyle_花蓮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4</meta:creation-date>
    <meta:initial-creator>Apache POI</meta:initial-creator>
    <meta:generator>LibreOffice/6.0.7.3$Linux_X86_64 LibreOffice_project/00m0$Build-3</meta:generator>
    <meta:document-statistic meta:table-count="1" meta:cell-count="3459" meta:object-count="0"/>
  </office:meta>
</office:document-meta>
</file>